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ROSTEGUI BACA, ROSA DEL CARME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OSTEGUI BACA, ROSA DEL CARME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ERRERA AGUILAR, JHO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47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3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5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14:40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